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paragraph-rsid="001327ee"/>
    </style:style>
    <style:style style:name="P2" style:family="paragraph" style:parent-style-name="Standard">
      <style:text-properties officeooo:rsid="001327ee" officeooo:paragraph-rsid="001327ee"/>
    </style:style>
    <style:style style:name="P3" style:family="paragraph" style:parent-style-name="Standard">
      <style:text-properties officeooo:paragraph-rsid="0014592f"/>
    </style:style>
    <style:style style:name="T1" style:family="text">
      <style:text-properties officeooo:rsid="001327ee"/>
    </style:style>
    <style:style style:name="T2" style:family="text">
      <style:text-properties officeooo:rsid="001459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QT creator</text:p>
      <text:p text:style-name="P1"><text:span text:style-name="T1">COLORS</text:span></text:p>
      <text:p text:style-name="Standard"><text:a xlink:type="simple" xlink:href="https://www.youtube.com/watch?v=mZ7wBUA04CI" text:style-name="Internet_20_link" text:visited-style-name="Visited_20_Internet_20_Link">https://www.youtube.com/watch?v=mZ7wBUA04CI</text:a> – <text:span text:style-name="T1">color picker in the qt creeator</text:span></text:p>
      <text:p text:style-name="Standard"/>
      <text:p text:style-name="Standard"><text:a xlink:type="simple" xlink:href="http://doc.qt.io/archives/qt-4.8/qcolordialog.html" text:style-name="Internet_20_link" text:visited-style-name="Visited_20_Internet_20_Link">http://doc.qt.io/archives/qt-4.8/qcolordialog.html</text:a> - QcolorDialog <text:span text:style-name="T2">man</text:span></text:p>
      <text:p text:style-name="P3"><text:a xlink:type="simple" xlink:href="https://www.youtube.com/watch?v=rtgOb03xl_U" text:style-name="Internet_20_link" text:visited-style-name="Visited_20_Internet_20_Link">https://www.youtube.com/watch?v=rtgOb03xl_U</text:a> - QcolorDialog <text:span text:style-name="T2">man</text:span></text:p>
      <text:p text:style-name="Standard"/>
      <text:p text:style-name="P2">SSH communication</text:p>
      <text:p text:style-name="P2"><text:a xlink:type="simple" xlink:href="http://doc.qt.io/qt-5/qprocess.html" text:style-name="Internet_20_link" text:visited-style-name="Visited_20_Internet_20_Link"><text:span text:style-name="T2">http://</text:span></text:a><text:a xlink:type="simple" xlink:href="http://doc.qt.io/qt-5/qprocess.html" text:style-name="Internet_20_link" text:visited-style-name="Visited_20_Internet_20_Link">doc.qt.io/qt-5/qprocess.html</text:a> <text:s/>– <text:span text:style-name="T2">Qprocess class for sending commands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17:08:27.638090428</meta:creation-date>
    <dc:date>2018-02-22T17:23:35.760867239</dc:date>
    <meta:editing-duration>PT5M37S</meta:editing-duration>
    <meta:editing-cycles>1</meta:editing-cycles>
    <meta:document-statistic meta:table-count="0" meta:image-count="0" meta:object-count="0" meta:page-count="1" meta:paragraph-count="7" meta:word-count="26" meta:character-count="315" meta:non-whitespace-character-count="293"/>
    <meta:generator>LibreOffice/6.0.0.3$Linux_X86_64 LibreOffice_project/00m0$Build-3</meta:generator>
  </office:meta>
</office:document-meta>
</file>